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llToggleButton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ToggleButton.mouseEntered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mallToggleButton.SmallToggle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mallToggleButton.getIn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ToggleButton.getB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ToggleButton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ToggleButton.getAlignmen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ToggleButton.itemStateChanged( Item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allToggleButton.mouseClick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mallToggleButton.SmallToggleButton( 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allToggleButton.mouseExit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